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Heading_20_2">
      <style:paragraph-properties fo:margin-top="0in" fo:margin-bottom="0.0972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417in" fo:margin-bottom="0.0555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3"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3" svg:width="2.7913in" svg:height="0.135in" svg:x="-0.5in" svg:y="0in">
        <draw:image xlink:href="Pictures/2000000700000FB5000000C94FDA4EAC.wmf" xlink:type="simple" xlink:show="embed" xlink:actuate="onLoad">
          <text:p/>
        </draw:image>
      </draw:frame>
      <text:h text:style-name="P10" text:outline-level="1">JDOImplHelper</text:h>
      <text:p text:style-name="P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0"><draw:image xlink:href="Pictures/2000000700000FB5000000C94FDA4EAC.wmf" xlink:type="simple" xlink:show="embed" xlink:actuate="onLoad"/></draw:frame></text:p>
      <text:h text:style-name="P9" text:outline-level="2">JDOImplHelper access</text:h>
      <text:p text:style-name="P1">A9.1-1 [public static JDOImplHelper getInstance() </text:p>
      <text:p text:style-name="P1"><text:tab/>throws SecurityException;</text:p>
      <text:p text:style-name="P2">This method returns an instance of the <text:span text:style-name="T1">JDOImplHelper</text:span> class if the caller is authorized for <text:span text:style-name="T1">JDOPermission("getMetadata")</text:span>], and A9.1-2 [throws <text:span text:style-name="T1">SecurityException</text:span> if not authorized.] A9.1-3 [This instance gives access to all of the other methods], A9.1-4 [except for <text:span text:style-name="T1">registerClass</text:span>, which is static and does not need any authorization.]</text:p>
      <text:p text:style-name="P6"><draw:frame draw:style-name="fr1" draw:name="2" text:anchor-type="as-char" svg:width="2.7917in" svg:height="0.1346in" draw:z-index="0"><draw:image xlink:href="Pictures/2000000700000FB5000000C94FDA4EAC.wmf" xlink:type="simple" xlink:show="embed" xlink:actuate="onLoad"/></draw:frame></text:p>
      <text:h text:style-name="P9" text:outline-level="2">Metadata access</text:h>
      <text:p text:style-name="P1">A9.2-1 [public String[] getFieldNames (Class pcClass);</text:p>
      <text:p text:style-name="P2">This method returns the names of persistent and transactional fields of the parameter class.] A9.2-2 [If the class does not implement <text:span text:style-name="T1">PersistenceCapable</text:span>], or A9.2-3 [if it has not been enhanced correctly to register its metadata], a <text:span text:style-name="T1">JDOFatalUserException</text:span> is thrown. </text:p>
      <text:p text:style-name="P2">A9.2-4 [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p>
      <text:p text:style-name="P1">A9.2-5 [public Class[] getFieldTypes (Class pcClass);</text:p>
      <text:p text:style-name="P2">This method returns the types of persistent and transactional fields of the parameter class.] A9.2-6 [If the parameter does not implement <text:span text:style-name="T1">PersistenceCapable</text:span>], or A9.2-7 [if it has not been enhanced correctly to register its metadata], a <text:span text:style-name="T1">JDOFatalUserException</text:span> is thrown. </text:p>
      <text:p text:style-name="P2"><text:soft-page-break/>A9.2-8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9 [public byte[] getFieldFlags (Class pcClass);</text:p>
      <text:p text:style-name="P2">This method returns the field flags of persistent and transactional fields of the parameter class.] A9.2-10 [If the parameter does not implement <text:span text:style-name="T1">PersistenceCapable</text:span>], or A9.2-11 [if it has not been enhanced correctly to register its metadata], a <text:span text:style-name="T1">JDOFatalUserException</text:span> is thrown. </text:p>
      <text:p text:style-name="P2">A9.2-12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13 [public Class getPersistenceCapableSuperclass (Class pcClass);</text:p>
      <text:p text:style-name="P2">This method returns the <text:span text:style-name="T1">PersistenceCapable</text:span> superclass of the parameter class], or A9.2-14 [<text:span text:style-name="T1">null</text:span> if there is none.]</text:p>
      <text:p text:style-name="P6"><draw:frame draw:style-name="fr1" draw:name="3" text:anchor-type="as-char" svg:width="2.7917in" svg:height="0.1346in" draw:z-index="0"><draw:image xlink:href="Pictures/2000000700000FB5000000C94FDA4EAC.wmf" xlink:type="simple" xlink:show="embed" xlink:actuate="onLoad"/></draw:frame></text:p>
      <text:h text:style-name="P9" text:outline-level="2">Persistence-capable instance factory</text:h>
      <text:p text:style-name="P1">A9.3-1 [public PersistenceCapable newInstance (Class pcClass, </text:p>
      <text:p text:style-name="P1"><text:tab/>StateManager sm);]</text:p>
      <text:p text:style-name="P1">A9.3-2 [public PersistenceCapable newInstance (Class pcClass, StateManager sm, Object oid);]</text:p>
      <text:p text:style-name="P2">A9.3-3 [If the class does not implement <text:span text:style-name="T1">PersistenceCapable</text:span>], or A9.3-4 [if it has not been enhanced correctly to register its metadata], a <text:span text:style-name="T1">JDOFatalUserException</text:span> is thrown. A9.3-5 [If the class is abstract, a <text:span text:style-name="T1">JDOFatalInternalException</text:span> is thrown.]</text:p>
      <text:p text:style-name="P2">Otherwise, a new instance of the class is constructed and initialized with the parameter <text:span text:style-name="T1">StateManager</text:span>. A9.3-6 [The new instance has its <text:span text:style-name="T1">jdoFlags</text:span> set to <text:span text:style-name="T1">LOAD_REQUIRED</text:span>] but A9.3-7 [has no defined state. The behavior of the instance is determined by the owning <text:span text:style-name="T1">StateManager</text:span>.]</text:p>
      <text:p text:style-name="P2">A9.3-8 [The second form of the method returns a new instance of <text:span text:style-name="T1">PersistenceCapable</text:span> that has had its key fields initialized by the <text:span text:style-name="T1">ObjectId</text:span> parameter instance.] A9.3-9 [If the class has been enhanced for datastore identity, then the <text:span text:style-name="T1">oid</text:span> parameter is ignored.]</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0"><draw:image xlink:href="Pictures/2000000700000FB5000000C94FDA4EAC.wmf" xlink:type="simple" xlink:show="embed" xlink:actuate="onLoad"/></draw:frame></text:p>
      <text:h text:style-name="P9" text:outline-level="2">Registration of PersistenceCapable classes</text:h>
      <text:p text:style-name="P1">A9.4-1 [public static void registerClass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p>
      <text:p text:style-name="P3">A9.4-2 [public static Collection getRegisteredClasses();</text:p>
      <text:p text:style-name="P2">This method returns a collection of classes that have been registered.]</text:p>
      <text:h text:style-name="P11" text:outline-level="3">Notification of <text:span text:style-name="T3">PersistenceCapable class registrations</text:span></text:h>
      <text:p text:style-name="P1"><text:bookmark text:name="X-101994994"/>addRegisterClassListener(RegisterClassListener rcl);</text:p>
      <text:p text:style-name="P2">This method registers a <text:span text:style-name="T1">RegisterClassListener</text:span> to be notified upon new <text:span text:style-name="T1">PersistenceCapable Class</text:span> registrations.] A <text:span text:style-name="T1">RegisterClassEvent</text:span> instance is generated A9.4.1-2 [for each class registered already] plus A9.4.1-3 [classes registered in future], which is sent to each registered listener. A9.4.1-4 [The same event instance might be sent to multiple listeners.]</text:p>
      <text:p text:style-name="P1"><text:bookmark text:name="X-101856548"/>removeRegisterClassListener(RegisterClassListener rcl);</text:p>
      <text:p text:style-name="P2">This method removes a <text:span text:style-name="T1">RegisterClassEvent</text:span> from the list to be notified upon new <text:span text:style-name="T1">PersistenceCapable Class</text:span> registrations.]</text:p>
      <text:h text:style-name="P12" text:outline-level="4"><text:tab/><text:tab/>RegisterClassEvent</text:h>
      <text:p text:style-name="P1">public class RegisterClassEvent extends java.util.EventObject {</text:p>
      <text:p text:style-name="P2">An instance of this class is generated for each class that registers itself, and is sent to each registered listener.</text:p>
      <text:p text:style-name="P1"><text:span text:style-name="T2">A9.4.1-6 </text:span><text:span text:style-name="T4">[</text:span>public Class getRegisteredClass();</text:p>
      <text:p text:style-name="P2">Returns the newly registered <text:span text:style-name="T1">Class</text:span>.]</text:p>
      <text:p text:style-name="P1">A9.4.1-7 [public String[] getFieldNames();</text:p>
      <text:p text:style-name="P2">Returns the field names of the newly registered <text:span text:style-name="T1">Class</text:span>.]</text:p>
      <text:p text:style-name="P1">A9.4.1-8 [public Class[] getFieldTypes();</text:p>
      <text:p text:style-name="P2">Returns the field types of the newly registered <text:span text:style-name="T1">Class</text:span>.]</text:p>
      <text:p text:style-name="P1">A9.4.1-9 [public byte[] getFieldFlags();</text:p>
      <text:p text:style-name="P2">Returns the field flags of the newly registered <text:span text:style-name="T1">Class</text:span>.]</text:p>
      <text:p text:style-name="P1">A9.4.1-10 [public Class getPersistenceCapableSuperclass();</text:p>
      <text:p text:style-name="P2">Returns the <text:span text:style-name="T1">PersistenceCapable</text:span> superclass of the newly registered <text:span text:style-name="T1">Class</text:span>.]</text:p>
      <text:p text:style-name="P1">} // class RegisterClassEvent</text:p>
      <text:h text:style-name="P12" text:outline-level="4"><text:tab/><text:tab/>RegisterClassListener</text:h>
      <text:p text:style-name="P1">public interface RegisterClassListener extends </text:p>
      <text:p text:style-name="P1"><text:tab/>java.util.EventListener {</text:p>
      <text:p text:style-name="P2"><text:soft-page-break/>This interface must be implemented by classes that register as listeners to be notified of registrations of <text:span text:style-name="T1">PersistenceCapable</text:span> classes.</text:p>
      <text:p text:style-name="P1"><text:tab/>A9.4.1-11 [void registerClass (RegisterClassEvent rce);</text:p>
      <text:p text:style-name="P2">This method is called for each <text:span text:style-name="T1">PersistenceCapable</text:span> class that registers itself.]</text:p>
      <text:p text:style-name="P1">} // interface RegisterClassListener</text:p>
      <text:p text:style-name="P6"><draw:frame draw:style-name="fr1" draw:name="5" text:anchor-type="as-char" svg:width="2.7917in" svg:height="0.1346in" draw:z-index="0"><draw:image xlink:href="Pictures/2000000700000FB5000000C94FDA4EAC.wmf" xlink:type="simple" xlink:show="embed" xlink:actuate="onLoad"/></draw:frame></text:p>
      <text:h text:style-name="P9" text:outline-level="2">Security administration</text:h>
      <text:p text:style-name="P1">A9.5 -1[public static void registerAuthorizedStateManagerClass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p>
      <text:p text:style-name="P2">This method provides for a fast security check during makePersistent. An implementation of StateManager should register itself with the JDOImplHelper to take advantage of this fast check. </text:p>
      <text:p text:style-name="P1">A9.5-2 [public static void registerAuthorizedStateManagerClasses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p>
      <text:p text:style-name="P1"><text:span text:style-name="T2">A9.5-3[</text:span>public static void checkAuthorizedStateManagerClass (Class smClass) throws SecurityException;</text:p>
      <text:p text:style-name="P2">This method is used internally but might be used by an implementation. If the parameter instance is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1">A9.5-4 [public static void checkAuthorizedStateManager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6"><draw:frame draw:style-name="fr1" draw:name="6" text:anchor-type="as-char" svg:width="2.7917in" svg:height="0.1346in" draw:z-index="0"><draw:image xlink:href="Pictures/2000000700000FB5000000C94FDA4EAC.wmf" xlink:type="simple" xlink:show="embed" xlink:actuate="onLoad"/></draw:frame></text:p>
      <text:h text:style-name="P9" text:outline-level="2">Application identity handling</text:h>
      <text:p text:style-name="P1">A9.6.1 [public Object newObjectIdInstance(Class pcClass);</text:p>
      <text:p text:style-name="P2"><text:soft-page-break/>This method creates a new instance of the <text:span text:style-name="T1">ObjectId</text:span> class for the <text:span text:style-name="T1">PersistenceCapable</text:span> class.] A9.6.2 [If the class uses datastore identity, then <text:span text:style-name="T1">null</text:span> is returned.] A9.6.3 [If the class is abstract, a <text:span text:style-name="T1">JDOFatalInternalException</text:span> is thrown.]</text:p>
      <text:p text:style-name="P1"><text:span text:style-name="T2">A9.6.4 [</text:span>public Object newObjectIdInstance(Class pcClass, Object key);</text:p>
      <text:p text:style-name="P2">This method creates a new instance of the <text:span text:style-name="T1">ObjectId</text:span> class for the <text:span text:style-name="T1">PersistenceCapable</text:span> class, using the appropriate constructor of the object id class.] A9.6.5 [If the class uses datastore identity, then <text:span text:style-name="T1">null</text:span> is returned.] A9.6.6 [If the class is abstract, a <text:span text:style-name="T1">JDOFatalInternalException</text:span> is thrown.] </text:p>
      <text:p text:style-name="P1">public Object newObjectIdInstance(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T2">A9.6.7 [</text:span>public void copyKeyFieldsToObjectId (Class pcClass, PersistenceCapable.ObjectIdFieldSupplier fs, Object oid);</text:p>
      <text:p text:style-name="P2">This method copies key fields from the field manager to the <text:span text:style-name="T1">ObjectId</text:span> instance oid.] This is intended for use by the implementation to copy fields from a datastore-specific representation to the <text:span text:style-name="T1">ObjectId</text:span>. A9.6.8 [If the class is abstract, a <text:span text:style-name="T1">JDOFatalInternalException</text:span> is thrown.]</text:p>
      <text:p text:style-name="P8">A9.6.9 [<text:span text:style-name="T1">public void copyKeyFieldsFromObjectId (Class pcClass, PersistenceCapable.ObjectIdFieldConsumer fc, Object oid);</text:span></text:p>
      <text:p text:style-name="P2">This method copies key fields to the field manager from the <text:span text:style-name="T1">ObjectId</text:span> instance oid.] This is intended for use by the implementation to copy fields to a datastore-specific representation from the <text:span text:style-name="T1">ObjectId</text:span>. A9.6.10 [If the class is abstract, a <text:span text:style-name="T1">JDOFatalInternalException</text:span> is thrown.]</text:p>
      <text:p text:style-name="P2">public synchronized void <text:bookmark text:name="X-101995274"/>registerDateFormat(<text:bookmark text:name="X-101995275"/><text:bookmark text:name="X-101995276"/>DateFormat df);</text:p>
      <text:p text:style-name="P2">This method allows the implementation to register a DateFormat for use when constructing SingleFieldIdentity instances of type ObjectIdentity that use java.util.Date as the key field. The default in case the implementation does not register a <text:span text:style-name="T1">DateFormat</text:span> is <text:span text:style-name="T1">DateFormat.getDateTimeInstance()</text:span>. If this cannot be obtained, the default is <text:span text:style-name="T1">DateFormat.getInstance()</text:span>. For example,</text:p>
      <text:p text:style-name="P3">SimpleDateFormat usDateFormat = new SimpleDateFormat</text:p>
      <text:p text:style-name="P3"><text:tab/><text:tab/>("MMM dd, yyyy hh:mm:ss a", Locale.US);</text:p>
      <text:p text:style-name="P3"><text:tab/>helper.registerDateFormat(usDateFormat);</text:p>
      <text:p text:style-name="P3"><text:tab/>Object oid = new ObjectIdentity(Object.class, </text:p>
      <text:p text:style-name="P3"><text:tab/><text:tab/>"java.util.Date:Jan 01, 1970 00:00:00 AM");</text:p>
      <text:p text:style-name="P3"/>
      <text:p text:style-name="P6"><text:soft-page-break/><draw:frame draw:style-name="fr1" draw:name="7" text:anchor-type="as-char" svg:width="2.7917in" svg:height="0.1346in" draw:z-index="0"><draw:image xlink:href="Pictures/2000000700000FB5000000C94FDA4EAC.wmf" xlink:type="simple" xlink:show="embed" xlink:actuate="onLoad"/></draw:frame></text:p>
      <text:h text:style-name="P9" text:outline-level="2">Persistence-capable class state interrogation</text:h>
      <text:p text:style-name="P2">For JDO implementations that do not support BinaryCompatibility, an instance of StateInterrogation must be registered with JDOImplHelper to handle JDOHelper methods for instances that do not implement PersistenceCapable. </text:p>
      <text:p text:style-name="P2">The StateInterrogation interface is implemented by a JDO implementation class to take responsibility for determining the life cycle state and object identity, and for marking fields dirty.</text:p>
      <text:p text:style-name="P3">package javax.jdo.spi;</text:p>
      <text:p text:style-name="P3"><text:tab/>public interface StateInterrogation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StateInterrogation instance does not recognize the parameter instance, null is returned, and the next registered StateInterrogation instance is called. </text:p>
      <text:p text:style-name="P2">For makeDirty, if the StateInterrogation instance does not recognize the parameter instance, false is returned, and the next registered StateInterrogation instance is called.</text:p>
      <text:p text:style-name="P1">public void addStateInterrogation(StateInterrogation si);</text:p>
      <text:p text:style-name="P2">This method of JDOImplHelper registers an instance of StateInterrogation for delegation of life cycle state queries made on JDOHelper.</text:p>
      <text:p text:style-name="P1">public void removeStateInterrogation(StateInterrogation si);</text:p>
      <text:p text:style-name="P2">This method of JDOImplHelper removes an instance of StateInterrogation,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48:43.37</meta:creation-date>
    <meta:editing-duration>PT2M31S</meta:editing-duration>
    <meta:generator>OpenOffice.org/3.4$Win32 OpenOffice.org_project/340m1$Build-9590</meta:generator>
    <dc:title>JDO_Chapter</dc:title>
    <dc:date>2012-06-30T16:18:30.84</dc:date>
    <meta:document-statistic meta:table-count="0" meta:image-count="8" meta:object-count="0" meta:page-count="6" meta:paragraph-count="125" meta:word-count="1709" meta:character-count="12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